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47b8b8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b80047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6633" draw:textarea-vertical-align="middle" draw:auto-grow-height="false" fo:min-height="0.749cm" fo:min-width="0.499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/>
    </style:style>
    <style:style style:name="P8" style:family="paragraph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ize="10pt"/>
    </style:style>
    <style:style style:name="T4" style:family="text">
      <style:text-properties fo:font-size="14pt"/>
    </style:style>
    <style:style style:name="T5" style:family="text">
      <style:text-properties fo:font-size="8pt"/>
    </style:style>
    <style:style style:name="T6" style:family="text">
      <style:text-properties fo:font-size="8pt" fo:font-weight="bold"/>
    </style:style>
    <style:style style:name="T7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id="id4" draw:layer="layout" svg:width="3.5cm" svg:height="4cm" svg:x="15cm" svg:y="15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4.164cm" svg:height="3.199cm" svg:x="16.224cm" svg:y="19.343cm">
          <draw:text-box>
            <text:p text:style-name="P2">sampledata</text:p>
            <text:p text:style-name="P2">quartz</text:p>
            <text:p text:style-name="P2">hibernate</text:p>
            <text:p text:style-name="P2"/>
          </draw:text-box>
        </draw:frame>
        <draw:custom-shape draw:style-name="gr1" draw:text-style-name="P1" draw:layer="layout" svg:width="12.5cm" svg:height="10.5cm" svg:x="5cm" svg:y="2.5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id="id1" draw:layer="layout" svg:width="3cm" svg:height="3cm" svg:x="6cm" svg:y="6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layer="layout" svg:width="4.74cm" svg:height="0.988cm" svg:x="0.76cm" svg:y="1.5cm">
          <draw:text-box>
            <text:p text:style-name="P2">BI - PENTAHO</text:p>
          </draw:text-box>
        </draw:frame>
        <draw:frame draw:style-name="gr2" draw:layer="layout" svg:width="13.155cm" svg:height="5.847cm" svg:x="1cm" svg:y="17cm">
          <draw:text-box>
            <text:p text:style-name="P2"><text:span text:style-name="T1">usuaris mysql : </text:span></text:p>
            <text:p text:style-name="P2"><text:span text:style-name="T2"/></text:p>
            <text:p text:style-name="P2"><text:span text:style-name="T3">use mysql;</text:span></text:p>
            <text:p text:style-name="P2"><text:span text:style-name="T3">grant all privileges on *.* to hibuser;</text:span></text:p>
            <text:p text:style-name="P2"><text:span text:style-name="T3">grant all privileges on *.* to pentaho_user;</text:span></text:p>
            <text:p text:style-name="P2"><text:span text:style-name="T3">grant all privileges on *.* to pentaho_admin;</text:span></text:p>
            <text:p text:style-name="P2"><text:span text:style-name="T3">set password for 'hibuser'@'localhost' = PASSWORD('password');</text:span></text:p>
            <text:p text:style-name="P2"><text:span text:style-name="T3">set password for 'pentaho_user'@'localhost' = PASSWORD('password');</text:span></text:p>
            <text:p text:style-name="P2"><text:span text:style-name="T3">set password for 'pentaho_admin'@'localhost' = PASSWORD('password');</text:span></text:p>
            <text:p text:style-name="P2"><text:span text:style-name="T3">flush privileges;</text:span></text:p>
            <text:p text:style-name="P2"><text:span text:style-name="T3">exit</text:span></text:p>
            <text:p text:style-name="P2"><text:span text:style-name="T4"/></text:p>
          </draw:text-box>
        </draw:frame>
        <draw:frame draw:style-name="gr2" draw:text-style-name="P3" draw:layer="layout" svg:width="3.148cm" svg:height="1.073cm" svg:x="5.352cm" svg:y="6cm">
          <draw:text-box>
            <text:p text:style-name="P2"><text:span text:style-name="T3">dom4j-1.6.1.jar</text:span></text:p>
            <text:p text:style-name="P2"><text:span text:style-name="T3">jaxen.jar</text:span></text:p>
          </draw:text-box>
        </draw:frame>
        <draw:frame draw:style-name="gr2" draw:layer="layout" svg:width="3.072cm" svg:height="0.988cm" svg:x="6cm" svg:y="7.512cm">
          <draw:text-box>
            <text:p text:style-name="P2">pentaho</text:p>
          </draw:text-box>
        </draw:frame>
        <draw:frame draw:style-name="gr2" draw:text-style-name="P3" draw:layer="layout" svg:width="7.588cm" svg:height="1.895cm" svg:x="0.5cm" svg:y="10.5cm">
          <draw:text-box>
            <text:p text:style-name="P2"><text:span text:style-name="T3">Modificar :</text:span></text:p>
            <text:p text:style-name="P2"><text:span text:style-name="T3">pentaho.war</text:span></text:p>
            <text:p text:style-name="P2"><text:span text:style-name="T3"><text:s text:c="2"/></text:span><text:span text:style-name="T3">--&gt; web.xml</text:span></text:p>
            <text:p text:style-name="P2"><text:span text:style-name="T3"><text:s text:c="6"/></text:span><text:span text:style-name="T3">--&gt; solution-path= pentaho-solutions</text:span></text:p>
          </draw:text-box>
        </draw:frame>
        <draw:frame draw:style-name="gr2" draw:layer="layout" svg:width="2.39cm" svg:height="0.988cm" svg:x="13cm" svg:y="3.472cm">
          <draw:text-box>
            <text:p text:style-name="P2">JBOSS</text:p>
          </draw:text-box>
        </draw:frame>
        <draw:frame draw:style-name="gr4" draw:layer="layout" svg:width="0.502cm" svg:height="1.237cm" svg:x="3.803cm" svg:y="1.653cm">
          <draw:text-box>
            <text:p text:style-name="P2"/>
          </draw:text-box>
        </draw:frame>
        <draw:custom-shape draw:style-name="gr5" draw:text-style-name="P5" draw:id="id2" draw:layer="layout" svg:width="2cm" svg:height="2cm" svg:x="11cm" svg:y="6cm">
          <text:p text:style-name="P4"><text:span text:style-name="T5">ehcache (cache hiberante)</text:span></text:p>
          <text:p text:style-name="P4"><text:span text:style-name="T5">opcional :</text:span></text:p>
          <text:p text:style-name="P4"><text:span text:style-name="T5">WEB-INF/classs/ehcache.xm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6" draw:id="id3" draw:layer="layout" svg:width="1.5cm" svg:height="1.5cm" svg:x="12.5cm" svg:y="11cm">
          <text:p text:style-name="P4"><text:span text:style-name="T3">hibernat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7" draw:text-style-name="P1" draw:layer="layout" draw:type="curve" svg:x1="7.5cm" svg:y1="9.5cm" svg:x2="11.999cm" svg:y2="8cm" draw:start-shape="id1" draw:end-shape="id2" draw:end-glue-point="8">
          <text:p text:style-name="P2"/>
        </draw:connector>
        <draw:connector draw:style-name="gr7" draw:text-style-name="P1" draw:layer="layout" draw:type="curve" svg:x1="12.707cm" svg:y1="7.707cm" svg:x2="13.25cm" svg:y2="11cm" draw:start-shape="id2" draw:start-glue-point="9" draw:end-shape="id3">
          <text:p text:style-name="P2"/>
        </draw:connector>
        <draw:frame draw:style-name="gr2" draw:text-style-name="P3" draw:layer="layout" svg:width="4.494cm" svg:height="1.484cm" svg:x="13cm" svg:y="8cm">
          <draw:text-box>
            <text:p text:style-name="P2"><text:span text:style-name="T3">ehcache-1.5.0.tgz</text:span></text:p>
            <text:p text:style-name="P2"><text:span text:style-name="T3"><text:s text:c="3"/></text:span><text:span text:style-name="T3">--&gt; ehcache-1.5.0.jar</text:span></text:p>
            <text:p text:style-name="P2"><text:span text:style-name="T3"/></text:p>
          </draw:text-box>
        </draw:frame>
        <draw:connector draw:style-name="gr7" draw:text-style-name="P1" draw:layer="layout" draw:type="curve" svg:x1="12.718cm" svg:y1="12.28cm" svg:x2="15cm" svg:y2="17cm" draw:start-shape="id3" draw:start-glue-point="7" draw:end-shape="id4">
          <text:p text:style-name="P2"/>
        </draw:connector>
        <draw:frame draw:style-name="gr2" draw:text-style-name="P3" draw:layer="layout" svg:width="5.205cm" svg:height="1.073cm" svg:x="0.795cm" svg:y="13cm">
          <draw:text-box>
            <text:p text:style-name="P2"><text:span text:style-name="T3">Modificat:</text:span></text:p>
            <text:p text:style-name="P2"><text:span text:style-name="T3">jboss-4.2.2.GA/bin/run.conf</text:span></text:p>
          </draw:text-box>
        </draw:frame>
        <draw:frame draw:style-name="gr4" draw:layer="layout" svg:width="0.502cm" svg:height="1.237cm" svg:x="1.874cm" svg:y="13.284cm">
          <draw:text-box>
            <text:p text:style-name="P2"/>
          </draw:text-box>
        </draw:frame>
        <draw:frame draw:style-name="gr2" draw:text-style-name="P7" draw:layer="layout" svg:width="6.289cm" svg:height="0.581cm" svg:x="0.711cm" svg:y="2.419cm">
          <draw:text-box>
            <text:p text:style-name="P2"><text:span text:style-name="T5">Version: Pentaho BI Platform 1.7.1.1117 </text:span></text:p>
          </draw:text-box>
        </draw:frame>
        <draw:frame draw:style-name="gr4" draw:layer="layout" svg:width="0.502cm" svg:height="1.237cm" svg:x="4cm" svg:y="3.39cm">
          <draw:text-box>
            <text:p text:style-name="P2"/>
          </draw:text-box>
        </draw:frame>
        <draw:frame draw:style-name="gr4" draw:layer="layout" svg:width="0.502cm" svg:height="0.988cm" svg:x="1cm" svg:y="7cm">
          <draw:text-box>
            <text:p text:style-name="P2"/>
          </draw:text-box>
        </draw:frame>
        <draw:frame draw:style-name="gr2" draw:text-style-name="P7" draw:layer="layout" svg:width="9.269cm" svg:height="1.571cm" svg:x="0.536cm" svg:y="4.099cm">
          <draw:text-box>
            <text:p text:style-name="P2"><text:span text:style-name="T5">La carpeta pentaho-solutions contiene todos los </text:span></text:p>
            <text:p text:style-name="P2"><text:span text:style-name="T5">ficheros xml,</text:span><text:span text:style-name="T6"> ficheros xaction</text:span><text:span text:style-name="T5"> y otros recursos que necesita</text:span></text:p>
            <text:p text:style-name="P2"><text:span text:style-name="T5">las </text:span><text:span text:style-name="T6">soluciones demo de Pentaho.</text:span></text:p>
            <text:p text:style-name="P2"><text:span text:style-name="T5"/></text:p>
          </draw:text-box>
        </draw:frame>
        <draw:frame draw:style-name="gr2" draw:layer="layout" svg:width="0.502cm" svg:height="0.988cm" svg:x="3cm" svg:y="8.403cm">
          <draw:text-box>
            <text:p text:style-name="P2"/>
          </draw:text-box>
        </draw:frame>
        <draw:custom-shape draw:style-name="gr3" draw:text-style-name="P1" draw:layer="layout" svg:width="3cm" svg:height="2.5cm" svg:x="7cm" svg:y="1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8" draw:layer="layout" svg:width="4.74cm" svg:height="0.747cm" svg:x="7.26cm" svg:y="15cm">
          <draw:text-box>
            <text:p text:style-name="P2"><text:span text:style-name="T7">pentaho-standalone</text:span></text:p>
          </draw:text-box>
        </draw:frame>
        <draw:frame draw:style-name="gr2" draw:layer="layout" svg:width="0.502cm" svg:height="0.988cm" svg:x="8.286cm" svg:y="15cm">
          <draw:text-box>
            <text:p text:style-name="P2"/>
          </draw:text-box>
        </draw:frame>
        <draw:frame draw:style-name="gr2" draw:layer="layout" svg:width="0.502cm" svg:height="0.988cm" svg:x="9.972cm" svg:y="14.5cm">
          <draw:text-box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ot</meta:initial-creator>
    <meta:creation-date>2008-09-23T20:49:00</meta:creation-date>
    <dc:date>2008-09-24T18:46:29</dc:date>
    <dc:language>ca-ES</dc:language>
    <meta:editing-cycles>26</meta:editing-cycles>
    <meta:editing-duration>PT9H7M13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